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5000">
      <style:table-cell-properties style:rotation-align="none"/>
    </style:style>
    <style:style style:name="gr1" style:family="graphic">
      <style:graphic-properties draw:stroke="none" draw:fill="none" draw:textarea-vertical-align="top" draw:auto-grow-height="true" fo:min-height="0.0394in" fo:min-width="0.0394in" fo:padding-top="0.05in" fo:padding-bottom="0.05in" fo:padding-left="0.1in" fo:padding-right="0.1in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color="#f9f3dd" style:text-line-through-style="non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custom-shape draw:z-index="0" draw:name="Rectangle 23" draw:style-name="gr1" draw:text-style-name="P2" svg:width="5.4929in" svg:height="0.9307in" svg:x="7.2091in" svg:y="4.0343in">
            <text:p text:style-name="P1"><text:span text:style-name="T1">This is word art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4" table:default-cell-style-name="ce1"/>
        <table:table-column table:style-name="co1" table:number-columns-repeated="1020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